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6e2a5"/>
    </style:style>
    <style:style style:name="P2" style:family="paragraph" style:parent-style-name="Standard">
      <style:text-properties officeooo:paragraph-rsid="0016e2a5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"/>VISUAL 1 - UNIT 1 - GOOD MORNING <text:s/></text:p>
      <text:p text:style-name="P2">1. 0a VIDEO Good Morning PINKFONG <text:s/></text:p>
      <text:p text:style-name="P2">&lt;iframe width="560" height="315" src="https://www.youtube.com/embed/7CuZr1Dz3sk?si=8rsR-SrYgJ8GhGSf" frameborder="0" allowfullscreen&gt;&lt;/iframe&gt;</text:p>
      <text:p text:style-name="P2"/>
      <text:p text:style-name="P2">2. 0b VIDEO Good Morning, Good Night LITTLE FOX <text:s/></text:p>
      <text:p text:style-name="P2">&lt;iframe width="560" height="315" src="https://www.youtube.com/embed/7CuZr1Dz3sk?si=xjDrz_iryoabkZjn" frameborder="0" allowfullscreen&gt;&lt;/iframe&gt;</text:p>
      <text:p text:style-name="P2"/>
      <text:p text:style-name="P2">3. 0d VIDEO The Greetings Song MAPLE LEAF <text:s/></text:p>
      <text:p text:style-name="P2">&lt;iframe width="560" height="315" src="https://www.youtube.com/embed/gVIFEVLzP4o?si=7yhM78fH9pFHwlgD" frameborder="0" allowfullscreen&gt;&lt;/iframe&gt;</text:p>
      <text:p text:style-name="P2"/>
      <text:p text:style-name="P2">4. 10a ONLINE GAME WORDWALL - GREETINGS <text:s/></text:p>
      <text:p text:style-name="P2">&lt;iframe style="max-width:100%" src="https://wordwall.net/embed/7a5f9c9d02764745b1b471a56483ddf2?themeId=1&amp;templateId=46&amp;fontStackId=0" width="500" height="380" frameborder="0" allowfullscreen&gt;&lt;/iframe&gt;</text:p>
      <text:p text:style-name="P2"/>
      <text:p text:style-name="P2">5. 10b ONLINE GAME WORDWALL - TIMES OF THE DAY <text:s/></text:p>
      <text:p text:style-name="P2">&lt;iframe style="max-width:100%" src="https://wordwall.net/embed/aa9083a0802940d7abd8dfbb0ea2113d?themeId=1&amp;templateId=2&amp;fontStackId=0" width="500" height="380" frameborder="0" allowfullscreen&gt;&lt;/iframe&gt;</text:p>
      <text:p text:style-name="P2"/>
      <text:p text:style-name="P2"/>
      <text:p text:style-name="P2">VISUAL 1 - UNIT 2 - SCHOOL OBJECTS <text:s/></text:p>
      <text:p text:style-name="P2">1. 0a VIDEO school objects ENGLISH TREE <text:s/></text:p>
      <text:p text:style-name="P2">&lt;iframe width="560" height="315" src="https://www.youtube.com/embed/41cJ0mqWses?si=JlxMgV_GADKfiUFf" frameborder="0" allowfullscreen&gt;&lt;/iframe&gt;</text:p>
      <text:p text:style-name="P2"/>
      <text:p text:style-name="P2">2. 16a VIDEO FILM magic crayons WATTS ENGLISH <text:s/></text:p>
      <text:p text:style-name="P2">&lt;iframe width="560" height="315" src="https://www.youtube.com/embed/Ix4dSjKqwvc?si=eK9P-OvHUpAP2T49" frameborder="0" allowfullscreen&gt;&lt;/iframe&gt;</text:p>
      <text:p text:style-name="P2"/>
      <text:p text:style-name="P2">3. 15a VIDEO SONG PIKOTARO PPAP Long Version <text:s/></text:p>
      <text:p text:style-name="P2">&lt;iframe width="560" height="315" src="https://www.youtube.com/embed/Ct6BUPvE2sM?si=-OWJf3xPmmeHVw_b" frameborder="0" allowfullscreen&gt;&lt;/iframe&gt;</text:p>
      <text:p text:style-name="P2"/>
      <text:p text:style-name="P2">4. 15b VIDEO SONG PPAP Short <text:s/></text:p>
      <text:p text:style-name="P2">&lt;iframe width="560" height="315" src="https://www.youtube.com/embed/t24dt39WNG0?si=DkWmQWqsVIBtV_sQ" frameborder="0" allowfullscreen&gt;&lt;/iframe&gt;</text:p>
      <text:p text:style-name="P2"/>
      <text:p text:style-name="P2">5. 16b VIDEO FILM Back to school MIX WATTS ENGLISH <text:s/></text:p>
      <text:p text:style-name="P2">&lt;iframe width="560" height="315" src="https://www.youtube.com/embed/F9OdB53UGmA?si=dli3ESO3Q-28sZ3q" frameborder="0" allowfullscreen&gt;&lt;/iframe&gt;</text:p>
      <text:p text:style-name="P2"/>
      <text:p text:style-name="P2">6. 16c VIDEO SONG What is In Your Bag Song - DREAM ENGLISH <text:s/></text:p>
      <text:p text:style-name="P2">&lt;iframe width="560" height="315" src="https://www.youtube.com/embed/JLMsm-D7kjk?si=hbbam_l55tiPpX5F" frameborder="0" allowfullscreen&gt;&lt;/iframe&gt;</text:p>
      <text:p text:style-name="P2"/>
      <text:p text:style-name="P2">7. 18a ONLINE GAME WORDWALL - SCHOOL OBJECTS <text:s/></text:p>
      <text:p text:style-name="P2"><text:soft-page-break/>&lt;iframe style="max-width:100%" src="https://wordwall.net/embed/db3feb02d90048c794504e2a408ef901?themeId=1&amp;templateId=46&amp;fontStackId=0" width="500" height="380" frameborder="0" allowfullscreen&gt;&lt;/iframe&gt;</text:p>
      <text:p text:style-name="P2"><text:s/></text:p>
      <text:p text:style-name="P2">VISUAL 1 - UNIT 3 - CLASSROOM RULES <text:s/></text:p>
      <text:p text:style-name="P2">1. 1a VIDEO SONG - Stand Up Sit Down FUN KIDS ENGLISH <text:s/></text:p>
      <text:p text:style-name="P2">&lt;iframe width="560" height="315" src="https://www.youtube.com/embed/WsiRSWthV1k?si=5qhIghLOyTJLoACs" frameborder="0" allowfullscreen&gt;&lt;/iframe&gt;</text:p>
      <text:p text:style-name="P2"/>
      <text:p text:style-name="P2">2. 1b VIDEO SONG - Stand Up - Sit Down - tddongtv <text:s/></text:p>
      <text:p text:style-name="P2">&lt;iframe width="560" height="315" src="https://www.youtube.com/embed/DiXMZJi_2NU?si=UQ4Gw6Tmux2TgAIG" frameborder="0" allowfullscreen&gt;&lt;/iframe&gt;</text:p>
      <text:p text:style-name="P2"/>
      <text:p text:style-name="P2">3. 3a VIDEO SONG - Open Close! - MAPLE LEAF <text:s/></text:p>
      <text:p text:style-name="P2">&lt;iframe width="560" height="315" src="https://www.youtube.com/embed/E_VcSQn73do?si=rqxV1ItW15Gp0biP" frameborder="0" allowfullscreen&gt;&lt;/iframe&gt;</text:p>
      <text:p text:style-name="P2"/>
      <text:p text:style-name="P2">4. 3b VIDEO SONG - Open Close! - SUPER SIMPLE <text:s/></text:p>
      <text:p text:style-name="P2">&lt;iframe width="560" height="315" src="https://www.youtube.com/embed/RNUZBHlRH4Y?si=Q5ovKH7UTWy0eTXk" frameborder="0" allowfullscreen&gt;&lt;/iframe&gt;</text:p>
      <text:p text:style-name="P2"/>
      <text:p text:style-name="P2">5. 8a VIDEO SONG - Clean Up Song <text:s/></text:p>
      <text:p text:style-name="P2">&lt;iframe width="560" height="315" src="https://www.youtube.com/embed/SFE0mMWbA-Y?si=DMWEOIFgkgokf4Bf" frameborder="0" allowfullscreen&gt;&lt;/iframe&gt;</text:p>
      <text:p text:style-name="P2"/>
      <text:p text:style-name="P2">6. 10a ONLINE GAME WORDWALL - CLASSROOM RULES <text:s/></text:p>
      <text:p text:style-name="P2">&lt;iframe style="max-width:100%" src="https://wordwall.net/embed/94341df31881431a8e6bb5e707557a42?themeId=1&amp;templateId=3&amp;fontStackId=0" width="500" height="380" frameborder="0" allowfullscreen&gt;&lt;/iframe&gt;</text:p>
      <text:p text:style-name="P2"/>
      <text:p text:style-name="P2">7. 10b ONLINE GAME WORDWALL - CLASSROOM RULES <text:s/></text:p>
      <text:p text:style-name="P2">&lt;iframe style="max-width:100%" src="https://wordwall.net/embed/c95d7edfe0e64b77be765f3289a7c3e3?themeId=1&amp;templateId=3&amp;fontStackId=0" width="500" height="380" frameborder="0" allowfullscreen&gt;&lt;/iframe&gt;</text:p>
      <text:p text:style-name="P2"/>
      <text:p text:style-name="P2"/>
      <text:p text:style-name="P2">VISUAL 1 - UNIT 4 - HOW ARE YOU? <text:s/></text:p>
      <text:p text:style-name="P2">1. 3 VIDEO Are You Happy Sad Hot Cold - WATTS ENGLISH <text:s/></text:p>
      <text:p text:style-name="P2">&lt;iframe width="560" height="315" src="https://www.youtube.com/embed/5su1M6NdG-I?si=VDPLCxtaD7jlbp6l" frameborder="0" allowfullscreen&gt;&lt;/iframe&gt;</text:p>
      <text:p text:style-name="P2"/>
      <text:p text:style-name="P2">2. 5 VIDEO Are you Thirsty Hungry and Sick - WATTS ENGLISH <text:s/></text:p>
      <text:p text:style-name="P2">&lt;iframe width="560" height="315" src="https://www.youtube.com/embed/iztRyiYIwUs?si=fVLZihbWVRUgpwXt" frameborder="0" allowfullscreen&gt;&lt;/iframe&gt;</text:p>
      <text:p text:style-name="P2"/>
      <text:p text:style-name="P2">3. 9a VIDEO Are You Hungry - SUPER SIMPLE SONGS <text:s/></text:p>
      <text:p text:style-name="P2">&lt;iframe width="560" height="315" src="https://www.youtube.com/embed/ykTR0uFGwE0?si=Y5Ty39bwGYrdD-W6" frameborder="0" allowfullscreen&gt;&lt;/iframe&gt;</text:p>
      <text:p text:style-name="P2"/>
      <text:p text:style-name="P2"><text:soft-page-break/>4. 9b VIDEO How Are You Today - MAPLE LEAF <text:s/></text:p>
      <text:p text:style-name="P2">&lt;iframe width="560" height="315" src="https://www.youtube.com/embed/teMU8dHLqSI?si=QuGLh_wOKnY8LR2k" frameborder="0" allowfullscreen&gt;&lt;/iframe&gt;</text:p>
      <text:p text:style-name="P2"/>
      <text:p text:style-name="P2">5. 9c VIDEO SKIT How Are You Today - MAPLE LEAF <text:s/></text:p>
      <text:p text:style-name="P2">&lt;iframe width="560" height="315" src="https://www.youtube.com/embed/kR6Qcqx2fJE?si=ZhzOtIlzF8guQFDx" frameborder="0" allowfullscreen&gt;&lt;/iframe&gt;</text:p>
      <text:p text:style-name="P2"/>
      <text:p text:style-name="P2">6. 12a ONLINE GAME WORDWALL - HOW IS THE DOG <text:s/></text:p>
      <text:p text:style-name="P2">&lt;iframe style="max-width:100%" src="https://wordwall.net/embed/cc9df848c6a94c99b8dcf9c9b65caeb4?themeId=1&amp;templateId=46&amp;fontStackId=0" width="500" height="380" frameborder="0" allowfullscreen&gt;&lt;/iframe&gt;</text:p>
      <text:p text:style-name="P2"/>
      <text:p text:style-name="P2">7. 12b ONLINE GAME WORDWALL - HOW ARE YOU <text:s/></text:p>
      <text:p text:style-name="P2">&lt;iframe style="max-width:100%" src="https://wordwall.net/embed/61576e9315e949fd9a89477f5807ce46?themeId=1&amp;templateId=46&amp;fontStackId=0" width="500" height="380" frameborder="0" allowfullscreen&gt;&lt;/iframe&gt;</text:p>
      <text:p text:style-name="P2"/>
      <text:p text:style-name="P2"/>
      <text:p text:style-name="P2">VISUAL 1 - UNIT 5 - FAMILY <text:s/></text:p>
      <text:p text:style-name="P2">1. VIDEO SONG - The Finger Family <text:s/></text:p>
      <text:p text:style-name="P2">&lt;iframe width="560" height="315" src="https://www.youtube.com/embed/1EyrquyRg5s?si=3Zq8IQRNRyPxT6CU" frameborder="0" allowfullscreen&gt;&lt;/iframe&gt;</text:p>
      <text:p text:style-name="P2"/>
      <text:p text:style-name="P2">2. 16a VIDEO My Family - WATTS ENGLISH <text:s/></text:p>
      <text:p text:style-name="P2">&lt;iframe width="560" height="315" src="https://www.youtube.com/embed/VvrG4JguNQk?si=MghyBpQyLCnOTu_H" frameborder="0" allowfullscreen&gt;&lt;/iframe&gt;</text:p>
      <text:p text:style-name="P2"/>
      <text:p text:style-name="P2">3. 16b VIDEO Baby Shark Dance - PINKFONG <text:s/></text:p>
      <text:p text:style-name="P2">&lt;iframe width="560" height="315" src="https://www.youtube.com/embed/XqZsoesa55w?si=QTyqs9ClhhT3iApt" frameborder="0" allowfullscreen&gt;&lt;/iframe&gt;</text:p>
      <text:p text:style-name="P2"/>
      <text:p text:style-name="P2">4. 16c VIDEO Baby Shark - SUPER SIMPLE SONGS <text:s/></text:p>
      <text:p text:style-name="P2">&lt;iframe width="560" height="315" src="https://www.youtube.com/embed/GR2o6k8aPlI?si=tcGAuyQKEkEVZdJr" frameborder="0" allowfullscreen&gt;&lt;/iframe&gt;</text:p>
      <text:p text:style-name="P2"/>
      <text:p text:style-name="P2">5. 16d VIDEO Family - ENGLISH TREE <text:s/></text:p>
      <text:p text:style-name="P2">&lt;iframe width="560" height="315" src="https://www.youtube.com/embed/d_WQEw13TCo?si=caFvmudI0NPkvY-_" frameborder="0" allowfullscreen&gt;&lt;/iframe&gt;</text:p>
      <text:p text:style-name="P2"/>
      <text:p text:style-name="P2">6. 17a ONLINE GAME WORDWALL - FAMILY <text:s/></text:p>
      <text:p text:style-name="P2">&lt;iframe style="max-width:100%" src="https://wordwall.net/embed/e5f62afa86814cc98336327469ce1554?themeId=1&amp;templateId=38&amp;fontStackId=0" width="500" height="380" frameborder="0" allowfullscreen&gt;&lt;/iframe&gt;</text:p>
      <text:p text:style-name="P2"/>
      <text:p text:style-name="P2">7. 17b ONLINE GAME WORDWALL - FAMILY <text:s/></text:p>
      <text:p text:style-name="P2">&lt;iframe style="max-width:100%" src="https://wordwall.net/embed/d1bc1e8629a445468a696f03f372e5e9?<text:soft-page-break/>themeId=1&amp;templateId=38&amp;fontStackId=0" width="500" height="380" frameborder="0" allowfullscreen&gt;&lt;/iframe&gt;</text:p>
      <text:p text:style-name="P2"/>
      <text:p text:style-name="P2">8. 17c ONLINE GAME WORDWALL - FAMILY <text:s/></text:p>
      <text:p text:style-name="P2">&lt;iframe style="max-width:100%" src="https://wordwall.net/embed/1c606c6af00643d692fc0199a60c2b2c?themeId=1&amp;templateId=3&amp;fontStackId=0" width="500" height="380" frameborder="0" allowfullscreen&gt;&lt;/iframe&gt;</text:p>
      <text:p text:style-name="P2"><text:s/></text:p>
      <text:p text:style-name="P2"/>
      <text:p text:style-name="P2"/>
      <text:p text:style-name="P2">VISUAL 1 - UNIT 6 - MY FAVOURITE COLOUR <text:s/></text:p>
      <text:p text:style-name="P2">1. 0a VIDEO I See Something Blue Super Simple Songs <text:s/></text:p>
      <text:p text:style-name="P2">&lt;iframe width="560" height="315" src="https://www.youtube.com/embed/jYAWf8Y91hA?si=b9qEwXN-0LtJVkre" frameborder="0" allowfullscreen&gt;&lt;/iframe&gt;</text:p>
      <text:p text:style-name="P2"/>
      <text:p text:style-name="P2">2. 0b VIDEO I See Something Pink Super Simple Songs <text:s/></text:p>
      <text:p text:style-name="P2">&lt;iframe width="560" height="315" src="https://www.youtube.com/embed/Asb8N0nz9OI?si=5Oh9ii42PJzsv7mc" frameborder="0" allowfullscreen&gt;&lt;/iframe&gt;</text:p>
      <text:p text:style-name="P2"/>
      <text:p text:style-name="P2">3. 0c VIDEO What colour is it? <text:s/></text:p>
      <text:p text:style-name="P2">&lt;iframe width="560" height="315" src="https://www.youtube.com/embed/NUquLTPhMwg?si=6GQoDS1m4JvkT-gj" frameborder="0" allowfullscreen&gt;&lt;/iframe&gt;</text:p>
      <text:p text:style-name="P2"/>
      <text:p text:style-name="P2">4. 0d VIDEO What's Your Favorite Color Super Simple Song <text:s/></text:p>
      <text:p text:style-name="P2">&lt;iframe width="560" height="315" src="https://www.youtube.com/embed/zxIpA5nF_LY?si=MItpQRQKiUxtWmg_" frameborder="0" allowfullscreen&gt;&lt;/iframe&gt;</text:p>
      <text:p text:style-name="P2"/>
      <text:p text:style-name="P2">5. 4 VIDEO - COLOUR SPELLING <text:s/></text:p>
      <text:p text:style-name="P2">&lt;iframe width="560" height="315" src="https://www.youtube.com/embed/0LNuoKsAtN8?si=FM5PFJceDGSdGIW6" frameborder="0" allowfullscreen&gt;&lt;/iframe&gt;</text:p>
      <text:p text:style-name="P2"/>
      <text:p text:style-name="P2">6. 9a ONLINE GAME WORDWALL - COLOURS <text:s/></text:p>
      <text:p text:style-name="P2">&lt;iframe style="max-width:100%" src="https://wordwall.net/embed/54d466d5a13948c6acbafc5729e6d887?themeId=1&amp;templateId=3&amp;fontStackId=0" width="500" height="380" frameborder="0" allowfullscreen&gt;&lt;/iframe&gt;</text:p>
      <text:p text:style-name="P2"/>
      <text:p text:style-name="P2">7. 9b ONLINE GAME WORDWALL - COLOURS <text:s/></text:p>
      <text:p text:style-name="P2">&lt;iframe style="max-width:100%" src="https://wordwall.net/embed/360776cf889d4170872d084aa81d3995?themeId=1&amp;templateId=22&amp;fontStackId=0" width="500" height="380" frameborder="0" allowfullscreen&gt;&lt;/iframe&gt;</text:p>
      <text:p text:style-name="P2"><text:s/></text:p>
      <text:p text:style-name="P2"/>
      <text:p text:style-name="P2">VISUAL 1 - UNIT 7 - HOW OLD ARE YOU?</text:p>
      <text:p text:style-name="P2"/>
      <text:p text:style-name="P2">1. 0b VIDEO Number Zoo 1 - 10 <text:s/></text:p>
      <text:p text:style-name="P2">&lt;iframe width="560" height="315" src="https://www.youtube.com/embed/nsDanlM8_3c?si=owcKnsCijJfHmIWz" frameborder="0" allowfullscreen&gt;&lt;/iframe&gt;</text:p>
      <text:p text:style-name="P2"/>
      <text:p text:style-name="P2">2. 1a VIDEO SPELLING salamander number spelling 1–10 <text:s/></text:p>
      <text:p text:style-name="P2"><text:soft-page-break/>&lt;iframe width="560" height="315" src="https://www.youtube.com/embed/HG361wJyDY0?si=-d2LBkehBjfjOKYC" frameborder="0" allowfullscreen&gt;&lt;/iframe&gt;</text:p>
      <text:p text:style-name="P2"/>
      <text:p text:style-name="P2">3. 16c VIDEO SONG How Old Are You - ENGLISH TREE <text:s/></text:p>
      <text:p text:style-name="P2">&lt;iframe width="560" height="315" src="https://www.youtube.com/embed/JooOjnzWv3E?si=bqiXPFN_AS0j-2dw" frameborder="0" allowfullscreen&gt;&lt;/iframe&gt;</text:p>
      <text:p text:style-name="P2"/>
      <text:p text:style-name="P2">4. 18a ONLINE GAME WORDWALL - Numbers 1–10 <text:s/></text:p>
      <text:p text:style-name="P2">&lt;iframe style="max-width:100%" src="https://wordwall.net/embed/43666156c96d455686dc6620f025c979?themeId=1&amp;templateId=38&amp;fontStackId=0" width="500" height="380" frameborder="0" allowfullscreen&gt;&lt;/iframe&gt;</text:p>
      <text:p text:style-name="P2"/>
      <text:p text:style-name="P2">5. 18b ONLINE GAME WORDWALL - Numbers 1–10 <text:s/></text:p>
      <text:p text:style-name="P2">&lt;iframe style="max-width:100%" src="https://wordwall.net/embed/6b732e25ee5641e38bdb2785e4fe390b?themeId=1&amp;templateId=5&amp;fontStackId=0" width="500" height="380" frameborder="0" allowfullscreen&gt;&lt;/iframe&gt;</text:p>
      <text:p text:style-name="P2"/>
      <text:p text:style-name="P2">6. 18c ONLINE GAME WORDWALL - Numbers 1–10 <text:s/></text:p>
      <text:p text:style-name="P2">&lt;iframe style="max-width:100%" src="https://wordwall.net/embed/a0ac3f124ba146bda184a6fe30e24d5b?themeId=26&amp;templateId=38&amp;fontStackId=0" width="500" height="380" frameborder="0" allowfullscreen&gt;&lt;/iframe&gt;</text:p>
      <text:p text:style-name="P2"/>
      <text:p text:style-name="P2"/>
      <text:p text:style-name="P2">VISUAL 1 - UNIT 8 - SHAPES</text:p>
      <text:p text:style-name="P2"/>
      <text:p text:style-name="P2">1. 0a VIDEO The Shape Song 1 - Super Simple Songs <text:s/></text:p>
      <text:p text:style-name="P2">&lt;iframe width="560" height="315" src="https://www.youtube.com/embed/TJhfl5vdxp4?si=6rVtTBbIENScQqy-" frameborder="0" allowfullscreen&gt;&lt;/iframe&gt;</text:p>
      <text:p text:style-name="P2"/>
      <text:p text:style-name="P2">2. 0b VIDEO The Shape Song 2 - Super Simple Songs <text:s/></text:p>
      <text:p text:style-name="P2">&lt;iframe width="560" height="315" src="https://www.youtube.com/embed/03pyY9C2Pm8?si=MIf13-bIxze2_vF_" frameborder="0" allowfullscreen&gt;&lt;/iframe&gt;</text:p>
      <text:p text:style-name="P2"/>
      <text:p text:style-name="P2">3. 0c VIDEO Shapes - PINKFONG <text:s/></text:p>
      <text:p text:style-name="P2">&lt;iframe width="560" height="315" src="https://www.youtube.com/embed/0B6Ge0FzHG0?si=pQL9a255hrzGG3Gv" frameborder="0" allowfullscreen&gt;&lt;/iframe&gt;</text:p>
      <text:p text:style-name="P2"/>
      <text:p text:style-name="P2">4. 0d VIDEO Shapes Song - ENGLISH TREE <text:s/></text:p>
      <text:p text:style-name="P2">&lt;iframe width="560" height="315" src="https://www.youtube.com/embed/FOZLDVnvrZM?si=1qm7XlmfoLJJrH0f" frameborder="0" allowfullscreen&gt;&lt;/iframe&gt;</text:p>
      <text:p text:style-name="P2"/>
      <text:p text:style-name="P2">5. 13a VIDEO Shapes - PINKFONG <text:s/></text:p>
      <text:p text:style-name="P2">&lt;iframe width="560" height="315" src="https://www.youtube.com/embed/lcl8uB2AWM0?si=-SHyNKki0N2YVjkR" frameborder="0" allowfullscreen&gt;&lt;/iframe&gt;</text:p>
      <text:p text:style-name="P2"/>
      <text:p text:style-name="P2">6. 13c VIDEO What Shape Is It - DREAM KIDS <text:s/></text:p>
      <text:p text:style-name="P2">&lt;iframe width="560" height="315" src="https://www.youtube.com/embed/9GFEjNL0XXw?si=FADkhaPtpTyIi7au" frameborder="0" allowfullscreen&gt;&lt;/iframe&gt;</text:p>
      <text:p text:style-name="P2"/>
      <text:p text:style-name="P2"><text:soft-page-break/>7. 15a ONLINE GAME WORDWALL - SHAPES <text:s/></text:p>
      <text:p text:style-name="P2">&lt;iframe style="max-width:100%" src="https://wordwall.net/embed/a3dfd9e2aa764904a073828747936488?themeId=21&amp;templateId=46&amp;fontStackId=0" width="500" height="380" frameborder="0" allowfullscreen&gt;&lt;/iframe&gt;</text:p>
      <text:p text:style-name="P2"/>
      <text:p text:style-name="P2"/>
      <text:p text:style-name="P2">VISUAL 1 - UNIT 9 - MY FACE</text:p>
      <text:p text:style-name="P2"/>
      <text:p text:style-name="P2">1. 0a VIDEO Make a Robot Face - WATTS ENGLISH <text:s/></text:p>
      <text:p text:style-name="P2">&lt;iframe width="560" height="315" src="https://www.youtube.com/embed/N6C8QueZdIc?si=6aZJNoGxC67PcSVF" frameborder="0" allowfullscreen&gt;&lt;/iframe&gt;</text:p>
      <text:p text:style-name="P2"/>
      <text:p text:style-name="P2">2. 0b VIDEO Make a Monster Face - WATTS ENGLISH <text:s/></text:p>
      <text:p text:style-name="P2">&lt;iframe width="560" height="315" src="https://www.youtube.com/embed/YxARpdWQGpo?si=5exwxWN_ncDJEwWW" frameborder="0" allowfullscreen&gt;&lt;/iframe&gt;</text:p>
      <text:p text:style-name="P2"/>
      <text:p text:style-name="P2">3. 0c VIDEO Eyes Nose Mouth Ears Song - MAPLE LEAF <text:s/></text:p>
      <text:p text:style-name="P2">&lt;iframe width="560" height="315" src="https://www.youtube.com/embed/B2pmcJPQW3Q?si=ycr9TZzcHG2UAiga" frameborder="0" allowfullscreen&gt;&lt;/iframe&gt;</text:p>
      <text:p text:style-name="P2"/>
      <text:p text:style-name="P2">4. 0d VIDEO ANIMATION - Make a Face <text:s/></text:p>
      <text:p text:style-name="P2">&lt;iframe width="560" height="315" src="https://www.youtube.com/embed/_QvqsubsAPI?si=9VWxwCq7z-FbErWD" frameborder="0" allowfullscreen&gt;&lt;/iframe&gt;</text:p>
      <text:p text:style-name="P2"/>
      <text:p text:style-name="P2">5. 13a ONLINE GAME WORDWALL - MY FACE <text:s/></text:p>
      <text:p text:style-name="P2">&lt;iframe style="max-width:100%" src="https://wordwall.net/embed/4232fb7566f54ac486525e731f02f4ac?themeId=1&amp;templateId=22&amp;fontStackId=0" width="500" height="380" frameborder="0" allowfullscreen&gt;&lt;/iframe&gt;</text:p>
      <text:p text:style-name="P2"/>
      <text:p text:style-name="P2">6. 13b ONLINE GAME WORDWALL - MY FACE <text:s/></text:p>
      <text:p text:style-name="P2">&lt;iframe style="max-width:100%" src="https://wordwall.net/embed/7ab75a0b89ac40718d8978cf71ef910b?themeId=23&amp;templateId=5&amp;fontStackId=0" width="500" height="380" frameborder="0" allowfullscreen&gt;&lt;/iframe&gt;</text:p>
      <text:p text:style-name="P2"/>
      <text:p text:style-name="P2"/>
      <text:p text:style-name="P2">VISUAL 1 - UNIT 10 - MY CRAZY HAIR</text:p>
      <text:p text:style-name="P2"/>
      <text:p text:style-name="P2">1. 0a VIDEO Hair - PANCAKE MANOR <text:s/></text:p>
      <text:p text:style-name="P2">&lt;iframe width="560" height="315" src="https://www.youtube.com/embed/z2ucP1_EmO0?si=9ILvDAnO-4yMbGvw" frameborder="0" allowfullscreen&gt;&lt;/iframe&gt;</text:p>
      <text:p text:style-name="P2"/>
      <text:p text:style-name="P2">2. 0b VIDEO Funny Haircut - WATTS ENGLISH <text:s/></text:p>
      <text:p text:style-name="P2">&lt;iframe width="560" height="315" src="https://www.youtube.com/embed/gEQOtbi7SbI?si=XsIxiKcJJefH0j34" frameborder="0" allowfullscreen&gt;&lt;/iframe&gt;</text:p>
      <text:p text:style-name="P2"/>
      <text:p text:style-name="P2">3. 8a ONLINE GAME WORDWALL - MY CRAZY HAIR <text:s/></text:p>
      <text:p text:style-name="P2">&lt;iframe style="max-width:100%" src="https://wordwall.net/embed/0cafad4a8bd34df08bc5c773341708c3?<text:soft-page-break/>themeId=1&amp;templateId=5&amp;fontStackId=0" width="500" height="380" frameborder="0" allowfullscreen&gt;&lt;/iframe&gt;</text:p>
      <text:p text:style-name="P2"/>
      <text:p text:style-name="P2">4. 8b ONLINE GAME WORDWALL - MY CRAZY HAIR <text:s/></text:p>
      <text:p text:style-name="P2">&lt;iframe style="max-width:100%" src="https://wordwall.net/embed/86601794244d4f05896b54f10ea16442?themeId=1&amp;templateId=3&amp;fontStackId=0" width="500" height="380" frameborder="0" allowfullscreen&gt;&lt;/iframe&gt;</text:p>
      <text:p text:style-name="P2"/>
      <text:p text:style-name="P2">5. 8c ONLINE GAME WORDWALL - MY CRAZY HAIR <text:s/></text:p>
      <text:p text:style-name="P2">&lt;iframe style="max-width:100%" src="https://wordwall.net/embed/16380f32f8d4405baf763ba85cd19368?themeId=1&amp;templateId=3&amp;fontStackId=0" width="500" height="380" frameborder="0" allowfullscreen&gt;&lt;/iframe&gt;</text:p>
      <text:p text:style-name="P2"><text:s text:c="4"/></text:p>
      <text:p text:style-name="P2"><text:line-break/><text:line-break/>VISUAL 1 - UNIT 11 - SEASONS OF THE YEAR <text:s/></text:p>
      <text:p text:style-name="P2">1. 0a VIDEO season song - PANCAKE MANOR <text:s/></text:p>
      <text:p text:style-name="P2">&lt;iframe width="560" height="315" src="https://www.youtube.com/embed/EHnO_LpfsIg?si=eTazcOSp-sIefUop" frameborder="0" allowfullscreen&gt;&lt;/iframe&gt;</text:p>
      <text:p text:style-name="P2"/>
      <text:p text:style-name="P2">2. 1b VIDEO Seasons - PETE THE CAT <text:s/></text:p>
      <text:p text:style-name="P2">&lt;iframe width="560" height="315" src="https://www.youtube.com/embed/7OUYAQttqdg?si=NoDvBrTmHrU82zUY" frameborder="0" allowfullscreen&gt;&lt;/iframe&gt;</text:p>
      <text:p text:style-name="P2"/>
      <text:p text:style-name="P2">3. 5 VIDEO CRAFT - Four Seasons Tree Craft <text:s/></text:p>
      <text:p text:style-name="P2">&lt;iframe width="560" height="315" src="https://www.youtube.com/embed/hexM3GaE2J4?si=AujrKZZW6DGd2DnI" frameborder="0" allowfullscreen&gt;&lt;/iframe&gt;</text:p>
      <text:p text:style-name="P2"/>
      <text:p text:style-name="P2">4. 6a VIDEO Short stories - The Lazy Bear <text:s/></text:p>
      <text:p text:style-name="P2">&lt;iframe width="560" height="315" src="https://www.youtube.com/embed/sXcs_4ez8-M?si=d3kSuYaFzBJVvZta" frameborder="0" allowfullscreen&gt;&lt;/iframe&gt;</text:p>
      <text:p text:style-name="P2"/>
      <text:p text:style-name="P2">5. 7a VIDEO The Seasons Song - MAPLE LEAF <text:s/></text:p>
      <text:p text:style-name="P2">&lt;iframe width="560" height="315" src="https://www.youtube.com/embed/VS9qBeInJ0U?si=Akux-UwHGYa6jGy5" frameborder="0" allowfullscreen&gt;&lt;/iframe&gt;</text:p>
      <text:p text:style-name="P2"/>
      <text:p text:style-name="P2">6. 7b VIDEO SONG - Four Seasons - StoryBots <text:s/></text:p>
      <text:p text:style-name="P2">&lt;iframe width="560" height="315" src="https://www.youtube.com/embed/NavWWM2iTEw?si=gOhtjzcuPz668IHa" frameborder="0" allowfullscreen&gt;&lt;/iframe&gt;</text:p>
      <text:p text:style-name="P2"/>
      <text:p text:style-name="P2">7. 7c VIDEO SONG - Seasons Word Songs - Pinkfong <text:s/></text:p>
      <text:p text:style-name="P2">&lt;iframe width="560" height="315" src="https://www.youtube.com/embed/Wrjqz2GTzzI?si=sNCFUIoBYYOabPHY" frameborder="0" allowfullscreen&gt;&lt;/iframe&gt;</text:p>
      <text:p text:style-name="P2"/>
      <text:p text:style-name="P2">8. 7d VIDEO SONG - Four Seasons - DREAM ENGLISH <text:s/></text:p>
      <text:p text:style-name="P2">&lt;iframe width="560" height="315" src="https://www.youtube.com/embed/TBLFMXU8FLI?si=0mIRqgAJHkFAwoVa" frameborder="0" allowfullscreen&gt;&lt;/iframe&gt;</text:p>
      <text:p text:style-name="P2"/>
      <text:p text:style-name="P2">9. 8a VIDEO QUIZ - Seasonal Activities <text:s/></text:p>
      <text:p text:style-name="P2"><text:soft-page-break/>&lt;iframe width="560" height="315" src="https://www.youtube.com/embed/MtA9Ni-wxUI?si=V1NkUc7Uq6yKjgvi" frameborder="0" allowfullscreen&gt;&lt;/iframe&gt;</text:p>
      <text:p text:style-name="P2"/>
      <text:p text:style-name="P2">10. 9a ONLINE GAME WORDWALL - SEASONS <text:s/></text:p>
      <text:p text:style-name="P2">&lt;iframe style="max-width:100%" src="https://wordwall.net/embed/7b81d9ee5f4f450fa1f807d3c0caf204?themeId=1&amp;templateId=38&amp;fontStackId=0" width="500" height="380" frameborder="0" allowfullscreen&gt;&lt;/iframe&gt;</text:p>
      <text:p text:style-name="P2"/>
      <text:p text:style-name="P2">11. 9b ONLINE GAME WORDWALL - SEASONS <text:s/></text:p>
      <text:p text:style-name="P2">&lt;iframe style="max-width:100%" src="https://wordwall.net/embed/c9bf24cc7b5a4ec888974e540da1a160?themeId=1&amp;templateId=46&amp;fontStackId=0" width="500" height="380" frameborder="0" allowfullscreen&gt;&lt;/iframe&gt;</text:p>
      <text:p text:style-name="P2"/>
      <text:p text:style-name="P2"/>
      <text:p text:style-name="P2">VISUAL 1 - UNIT 12 - HOME SWEET HOME <text:s/></text:p>
      <text:p text:style-name="P2">1. 0a VIDEO Rooms of the House Song - Planet Pop <text:s/></text:p>
      <text:p text:style-name="P2">&lt;iframe width="560" height="315" src="https://www.youtube.com/embed/168xwPpHF-s?si=thx8KCVtfHFs4fIZ" frameborder="0" allowfullscreen&gt;&lt;/iframe&gt;</text:p>
      <text:p text:style-name="P2"/>
      <text:p text:style-name="P2">2. 0b VIDEO STORY Rooms in the House - WATTS ENGLISH <text:s/></text:p>
      <text:p text:style-name="P2">&lt;iframe width="560" height="315" src="https://www.youtube.com/embed/mV-TnrvUJ9Q?si=_1RwYaFCYbP1Yccb" frameborder="0" allowfullscreen&gt;&lt;/iframe&gt;</text:p>
      <text:p text:style-name="P2"/>
      <text:p text:style-name="P2">3. 13 VIDEO QUIZ - Rooms of the House Game <text:s/></text:p>
      <text:p text:style-name="P2">&lt;iframe width="560" height="315" src="https://www.youtube.com/embed/kIg__488rCs?si=IIi8t6dHhBKJB8Dq" frameborder="0" allowfullscreen&gt;&lt;/iframe&gt;</text:p>
      <text:p text:style-name="P2"/>
      <text:p text:style-name="P2">4. 14a ONLINE GAME WORDWALL - ROOMS <text:s/></text:p>
      <text:p text:style-name="P2">&lt;iframe style="max-width:100%" src="https://wordwall.net/embed/64037ab981484c46a7fdd820ecbe0ca1?themeId=1&amp;templateId=38&amp;fontStackId=0" width="500" height="380" frameborder="0" allowfullscreen&gt;&lt;/iframe&gt;</text:p>
      <text:p text:style-name="P2"/>
      <text:p text:style-name="P2">5. 14b ONLINE GAME WORDWALL - ROOMS <text:s/></text:p>
      <text:p text:style-name="P2">&lt;iframe style="max-width:100%" src="https://wordwall.net/embed/f80c09de5f2a431ba2eadc93b12cac3c?themeId=1&amp;templateId=22&amp;fontStackId=0" width="500" height="380" frameborder="0" allowfullscreen&gt;&lt;/iframe&gt;</text:p>
      <text:p text:style-name="P2"/>
      <text:p text:style-name="P2">6. 14c ONLINE GAME WORDWALL - ROOMS <text:s/></text:p>
      <text:p text:style-name="P2">&lt;iframe style="max-width:100%" src="https://wordwall.net/embed/a2e9207ad2234b8d8ab2daf8c9e439c5?themeId=1&amp;templateId=38&amp;fontStackId=0" width="500" height="380" frameborder="0" allowfullscreen&gt;&lt;/iframe&gt;</text:p>
      <text:p text:style-name="P2"/>
      <text:p text:style-name="P2">7. 14d ONLINE GAME WORDWALL - ROOMS <text:s/></text:p>
      <text:p text:style-name="P2">&lt;iframe style="max-width:100%" src="https://wordwall.net/embed/62517d93002d490d8ede52bb5c748ebc?themeId=23&amp;templateId=46&amp;fontStackId=0" width="500" height="380" frameborder="0" allowfullscreen&gt;&lt;/iframe&gt;</text:p>
      <text:p text:style-name="P2"><text:soft-page-break/><text:s/></text:p>
      <text:h text:style-name="P1" text:outline-level="3"><text:span text:style-name="Strong_20_Emphasis">VISUAL 1 – UNIT 13 – DO YOU HAVE A PET</text:span></text:h>
      <text:list xml:id="list3122898900" text:style-name="L1">
        <text:list-item>
          <text:p text:style-name="P3">VIDEO I Have A Pet Animal Song – Super Simple Songs</text:p>
        </text:list-item>
      </text:list>
      <text:p text:style-name="Text_20_body">&lt;iframe width="560" height="315" src="https://www.youtube.com/embed/pWepfJ-8XU0?si=Bde9_yPHL0p4y952" frameborder="0" allowfullscreen&gt;&lt;/iframe&gt; </text:p>
      <text:list xml:id="list1886516761" text:style-name="L2">
        <text:list-item>
          <text:p text:style-name="P4">VIDEO Pet Song for Kids – DREAM KIDS</text:p>
        </text:list-item>
      </text:list>
      <text:p text:style-name="Text_20_body">&lt;iframe width="560" height="315" src="https://www.youtube.com/embed/RAObh4cLDAI?si=XEc245fXNv7KFNX7" frameborder="0" allowfullscreen&gt;&lt;/iframe&gt; </text:p>
      <text:list xml:id="list1678122495" text:style-name="L3">
        <text:list-item>
          <text:p text:style-name="P5">VIDEO STORY – WATTS ENGLISH AT THE PET STORE</text:p>
        </text:list-item>
      </text:list>
      <text:p text:style-name="Text_20_body">&lt;iframe width="560" height="315" src="https://www.youtube.com/embed/6BK49n2UWA0?si=uXo2eGSZ7NT8k7T8" frameborder="0" allowfullscreen&gt;&lt;/iframe&gt; </text:p>
      <text:list xml:id="list230802678" text:style-name="L4">
        <text:list-item>
          <text:p text:style-name="P6">VIDEO SHORT FILM – <text:span text:style-name="Emphasis">For the Birds</text:span></text:p>
        </text:list-item>
      </text:list>
      <text:p text:style-name="Text_20_body">&lt;iframe width="560" height="315" src="https://www.youtube.com/embed/BT39vDpfI5s?si=ZswX9ZmvjCzzVw00" frameborder="0" allowfullscreen&gt;&lt;/iframe&gt; </text:p>
      <text:list xml:id="list2221475614" text:style-name="L5">
        <text:list-item>
          <text:p text:style-name="P7">VIDEO – Guess PET SOUNDS</text:p>
        </text:list-item>
      </text:list>
      <text:p text:style-name="Text_20_body">&lt;iframe width="560" height="315" src="https://www.youtube.com/embed/AkZrk8KL76c?si=y21Wih3Etqg2lVt_" frameborder="0" allowfullscreen&gt;&lt;/iframe&gt; </text:p>
      <text:list xml:id="list408317097" text:style-name="L6">
        <text:list-item>
          <text:p text:style-name="P8">VIDEO – Pets Hidden Pictures Game</text:p>
        </text:list-item>
      </text:list>
      <text:p text:style-name="Text_20_body">&lt;iframe width="560" height="315" src="https://www.youtube.com/embed/hmVYCS_hJk0?si=djRUyreo7m9rRODx" frameborder="0" allowfullscreen&gt;&lt;/iframe&gt; </text:p>
      <text:list xml:id="list1917117125" text:style-name="L7">
        <text:list-item>
          <text:p text:style-name="P9">ONLINE GAME WORDWALL – PETS</text:p>
        </text:list-item>
      </text:list>
      <text:p text:style-name="Text_20_body">&lt;iframe style="max-width:100%" src="https://wordwall.net/embed/55c7caefb2fe48feb7798940327e0197?themeId=1&amp;templateId=46&amp;fontStackId=0" width="500" height="380" frameborder="0" allowfullscreen&gt;&lt;/iframe&gt; </text:p>
      <text:list xml:id="list1085277746" text:style-name="L8">
        <text:list-item>
          <text:p text:style-name="P10">ONLINE GAME WORDWALL – PETS</text:p>
        </text:list-item>
      </text:list>
      <text:p text:style-name="Text_20_body">&lt;iframe style="max-width:100%" src="https://wordwall.net/embed/ef14eb2bd2254ff8b01d8e376ff7165e?themeId=1&amp;templateId=46&amp;fontStackId=0" width="500" height="380" frameborder="0" allowfullscreen&gt;&lt;/iframe&gt; </text:p>
      <text:list xml:id="list993401486" text:style-name="L9">
        <text:list-item>
          <text:p text:style-name="P11">ONLINE GAME PBS KIDS – <text:span text:style-name="Emphasis">Design a Pet House</text:span><text:line-break/><text:a xlink:type="simple" xlink:href="https://pbskids.org/arthur/games/animal-home-builder" office:target-frame-name="_new" xlink:show="replace" text:style-name="Internet_20_link" text:visited-style-name="Visited_20_Internet_20_Link">https://pbskids.org/arthur/games/animal-home-builder</text:a></text:p>
        </text:list-item>
      </text:list>
      <text:p text:style-name="Horizontal_20_Line"/>
      <text:h text:style-name="Heading_20_3" text:outline-level="3"><text:span text:style-name="Strong_20_Emphasis">VISUAL 1 – UNIT 14 – WHERE IS THE SPIDER?</text:span></text:h>
      <text:list xml:id="list761399808" text:style-name="L10">
        <text:list-item>
          <text:p text:style-name="P12">VIDEO – <text:span text:style-name="Emphasis">On In Under By</text:span> Song</text:p>
        </text:list-item>
      </text:list>
      <text:p text:style-name="Text_20_body"><text:soft-page-break/>&lt;iframe width="560" height="315" src="https://www.youtube.com/embed/DHb4-CCif7U?si=AE38i0me0bPmftZA" frameborder="0" allowfullscreen&gt;&lt;/iframe&gt; </text:p>
      <text:list xml:id="list1065144075" text:style-name="L11">
        <text:list-item>
          <text:p text:style-name="P13">VIDEO – <text:span text:style-name="Emphasis">In Front Of, Behind, Between</text:span></text:p>
        </text:list-item>
      </text:list>
      <text:p text:style-name="Text_20_body">&lt;iframe width="560" height="315" src="https://www.youtube.com/embed/xERTESWbqhU?si=BLasKYQEggRu8nb7" frameborder="0" allowfullscreen&gt;&lt;/iframe&gt; </text:p>
      <text:list xml:id="list1001932576" text:style-name="L12">
        <text:list-item>
          <text:p text:style-name="P14">VIDEO FILM – <text:span text:style-name="Emphasis">Where is the Ball</text:span> – WATTS ENGLISH</text:p>
        </text:list-item>
      </text:list>
      <text:p text:style-name="Text_20_body">&lt;iframe width="560" height="315" src="https://www.youtube.com/embed/ftLIV92ovgk?si=JRdU59bWMrgeXudt" frameborder="0" allowfullscreen&gt;&lt;/iframe&gt; </text:p>
      <text:list xml:id="list1707909009" text:style-name="L13">
        <text:list-item>
          <text:p text:style-name="P15">ONLINE GAME WORDWALL – WHERE IS THE SPIDER</text:p>
        </text:list-item>
      </text:list>
      <text:p text:style-name="Text_20_body">&lt;iframe style="max-width:100%" src="https://wordwall.net/embed/e297e5091ade4d4fab9a92c15491343e?themeId=1&amp;templateId=5&amp;fontStackId=0" width="500" height="380" frameborder="0" allowfullscreen&gt;&lt;/iframe&gt; </text:p>
      <text:list xml:id="list4149440817" text:style-name="L14">
        <text:list-item>
          <text:p text:style-name="P16">ONLINE GAME WORDWALL – WHERE IS THE SPIDER</text:p>
        </text:list-item>
      </text:list>
      <text:p text:style-name="Text_20_body">&lt;iframe style="max-width:100%" src="https://wordwall.net/embed/886c609003c149f1b21d1a89d83700c4?themeId=1&amp;templateId=5&amp;fontStackId=0" width="500" height="380" frameborder="0" allowfullscreen&gt;&lt;/iframe&gt; </text:p>
      <text:p text:style-name="Text_20_body"/>
      <text:h text:style-name="Heading_20_3" text:outline-level="3"><text:span text:style-name="Strong_20_Emphasis">VISUAL 1 – UNIT 15 – FRUIT</text:span></text:h>
      <text:list xml:id="list10103674" text:style-name="L15">
        <text:list-item>
          <text:p text:style-name="P17">VIDEO – <text:span text:style-name="Emphasis">Fruit Song for Kids</text:span> – The Singing Walrus</text:p>
        </text:list-item>
      </text:list>
      <text:p text:style-name="Text_20_body">&lt;iframe width="560" height="315" src="https://www.youtube.com/embed/mfReSbQ7jzE?si=fPhoba2ZpENDJRGP" frameborder="0" allowfullscreen&gt;&lt;/iframe&gt; </text:p>
      <text:list xml:id="list3140191777" text:style-name="L16">
        <text:list-item>
          <text:p text:style-name="P18">VIDEO FILM – <text:span text:style-name="Emphasis">Fruit Salad</text:span> – WATTS ENGLISH</text:p>
        </text:list-item>
      </text:list>
      <text:p text:style-name="Text_20_body">&lt;iframe width="560" height="315" src="https://www.youtube.com/embed/q780dw-1QE8?si=dT_3hgy5BSjWGVyX" frameborder="0" allowfullscreen&gt;&lt;/iframe&gt; </text:p>
      <text:list xml:id="list1471108097" text:style-name="L17">
        <text:list-item>
          <text:p text:style-name="P19">VIDEO – <text:span text:style-name="Emphasis">Apples are yummy</text:span></text:p>
        </text:list-item>
      </text:list>
      <text:p text:style-name="Text_20_body">&lt;iframe width="560" height="315" src="https://www.youtube.com/embed/oBF-_ZMkuH8?si=oToH0tA2-9oi4PpM" frameborder="0" allowfullscreen&gt;&lt;/iframe&gt; </text:p>
      <text:list xml:id="list3806008381" text:style-name="L18">
        <text:list-item>
          <text:p text:style-name="P20">VIDEO – <text:span text:style-name="Emphasis">Fruit Song</text:span> – DREAM ENGLISH</text:p>
        </text:list-item>
      </text:list>
      <text:p text:style-name="Text_20_body">&lt;iframe width="560" height="315" src="https://www.youtube.com/embed/QQZ03_v3K6Y?si=Ib98yH7bpFpYuJOM" frameborder="0" allowfullscreen&gt;&lt;/iframe&gt; </text:p>
      <text:list xml:id="list1517626645" text:style-name="L19">
        <text:list-item>
          <text:p text:style-name="P21">VIDEO – <text:span text:style-name="Emphasis">Fruit Guessing Game for Kids</text:span></text:p>
        </text:list-item>
      </text:list>
      <text:p text:style-name="Text_20_body">&lt;iframe width="560" height="315" src="https://www.youtube.com/embed/mVE9pYdwX-I?si=ySYZmqRnuBIVekbp" frameborder="0" allowfullscreen&gt;&lt;/iframe&gt; </text:p>
      <text:list xml:id="list1077752827" text:style-name="L20">
        <text:list-item>
          <text:p text:style-name="P22">VIDEO SONG – <text:span text:style-name="Emphasis">I Like Apples</text:span></text:p>
        </text:list-item>
      </text:list>
      <text:p text:style-name="Text_20_body"><text:soft-page-break/>&lt;iframe width="560" height="315" src="https://www.youtube.com/embed/wTTz2dL0jb8?si=4hKNHVY0MTdmes-l" frameborder="0" allowfullscreen&gt;&lt;/iframe&gt; </text:p>
      <text:list xml:id="list3194993003" text:style-name="L21">
        <text:list-item>
          <text:p text:style-name="P23">ONLINE GAME WORDWALL – FRUIT</text:p>
        </text:list-item>
      </text:list>
      <text:p text:style-name="Text_20_body">&lt;iframe style="max-width:100%" src="https://wordwall.net/embed/bcf4964f6d694547a72d3909fd32d86c?themeId=1&amp;templateId=46&amp;fontStackId=0" width="500" height="380" frameborder="0" allowfullscreen&gt;&lt;/iframe&gt; </text:p>
      <text:list xml:id="list4239287163" text:style-name="L22">
        <text:list-item>
          <text:p text:style-name="P24">ONLINE GAME WORDWALL – FRUIT</text:p>
        </text:list-item>
      </text:list>
      <text:p text:style-name="Text_20_body">&lt;iframe style="max-width:100%" src="https://wordwall.net/embed/96231f6b6a204fb887b683064b6ac962?themeId=1&amp;templateId=46&amp;fontStackId=0" width="500" height="380" frameborder="0" allowfullscreen&gt;&lt;/iframe&gt; </text:p>
      <text:p text:style-name="Text_20_body"/>
      <text:p text:style-name="Text_20_body"/>
      <text:h text:style-name="Heading_20_3" text:outline-level="3"><text:span text:style-name="Strong_20_Emphasis">VISUAL 1 – UNIT 16 – VEGETABLES</text:span></text:h>
      <text:list xml:id="list2724557479" text:style-name="L23">
        <text:list-item>
          <text:p text:style-name="P25">VIDEO – <text:span text:style-name="Emphasis">Vegetable Song</text:span> – The Singing Walrus</text:p>
        </text:list-item>
      </text:list>
      <text:p text:style-name="Text_20_body">&lt;iframe width="560" height="315" src="https://www.youtube.com/embed/RE5tvaveVak?si=wY7QM0TuJxXvjKTm" frameborder="0" allowfullscreen&gt;&lt;/iframe&gt; </text:p>
      <text:list xml:id="list2171292245" text:style-name="L24">
        <text:list-item>
          <text:p text:style-name="P26">VIDEO – <text:span text:style-name="Emphasis">Cooking Vegetables</text:span> – WATTS ENGLISH</text:p>
        </text:list-item>
      </text:list>
      <text:p text:style-name="Text_20_body">&lt;iframe width="560" height="315" src="https://www.youtube.com/embed/cd8HE9HCl-c?si=Nlv4Oqfzv5_eEhfi" frameborder="0" allowfullscreen&gt;&lt;/iframe&gt; </text:p>
      <text:list xml:id="list162816303" text:style-name="L25">
        <text:list-item>
          <text:p text:style-name="P27">VIDEO – <text:span text:style-name="Emphasis">Vegetable Names Song</text:span> – ENGLISH TREE</text:p>
        </text:list-item>
      </text:list>
      <text:p text:style-name="Text_20_body">&lt;iframe width="560" height="315" src="https://www.youtube.com/embed/g2GjP8Heqjw?si=2nHJJaTESd0wOPKG" frameborder="0" allowfullscreen&gt;&lt;/iframe&gt; </text:p>
      <text:list xml:id="list2672959188" text:style-name="L26">
        <text:list-item>
          <text:p text:style-name="P28">VIDEO GAME – <text:span text:style-name="Emphasis">Guess the Word: Vegetables</text:span></text:p>
        </text:list-item>
      </text:list>
      <text:p text:style-name="Text_20_body">&lt;iframe width="560" height="315" src="https://www.youtube.com/embed/pdIZH2Zk_G0?si=pa6mntZr1xX0G3rg" frameborder="0" allowfullscreen&gt;&lt;/iframe&gt; </text:p>
      <text:list xml:id="list795525367" text:style-name="L27">
        <text:list-item>
          <text:p text:style-name="P29">VIDEO GAME – <text:span text:style-name="Emphasis">Vegetable Guessing Game for Kids</text:span></text:p>
        </text:list-item>
      </text:list>
      <text:p text:style-name="Text_20_body">&lt;iframe width="560" height="315" src="https://www.youtube.com/embed/98dEG7WjF1M?si=ega62rKVe-7R4qVZ" frameborder="0" allowfullscreen&gt;&lt;/iframe&gt; </text:p>
      <text:list xml:id="list3071062826" text:style-name="L28">
        <text:list-item>
          <text:p text:style-name="P30">ONLINE GAME WORDWALL – VEGETABLES</text:p>
        </text:list-item>
      </text:list>
      <text:p text:style-name="Text_20_body">&lt;iframe style="max-width:100%" src="https://wordwall.net/embed/4dd9de248dbb4b1e930c461ee3f5a6a5?themeId=1&amp;templateId=46&amp;fontStackId=0" width="500" height="380" frameborder="0" allowfullscreen&gt;&lt;/iframe&gt; </text:p>
      <text:list xml:id="list4074057884" text:style-name="L29">
        <text:list-item>
          <text:p text:style-name="P31">ONLINE GAME WORDWALL – VEGETABLES</text:p>
        </text:list-item>
      </text:list>
      <text:p text:style-name="Text_20_body"><text:soft-page-break/>&lt;iframe style="max-width:100%" src="https://wordwall.net/embed/295589dd42e442228956c9fa7365aa96?themeId=1&amp;templateId=46&amp;fontStackId=0" width="500" height="380" frameborder="0" allowfullscreen&gt;&lt;/iframe&gt; </text:p>
      <text:p text:style-name="Text_20_body"/>
      <text:h text:style-name="Heading_20_3" text:outline-level="3"><text:span text:style-name="Strong_20_Emphasis">VISUAL 1 – UNIT 17 – HOW IS THE WEATHER?</text:span></text:h>
      <text:list xml:id="list3348807999" text:style-name="L30">
        <text:list-item>
          <text:p text:style-name="P32">VIDEO SONG – <text:span text:style-name="Emphasis">How's the Weather?</text:span> – Simple Skits MAPLE</text:p>
        </text:list-item>
      </text:list>
      <text:p text:style-name="Text_20_body">&lt;iframe width="560" height="315" src="https://www.youtube.com/embed/O2NwvUB41rA?si=JySJcCT_p8wOTCYj" frameborder="0" allowfullscreen&gt;&lt;/iframe&gt; </text:p>
      <text:list xml:id="list1471355418" text:style-name="L31">
        <text:list-item>
          <text:p text:style-name="P33">VIDEO SONG – <text:span text:style-name="Emphasis">How's the Weather Song</text:span> – MAPLE</text:p>
        </text:list-item>
      </text:list>
      <text:p text:style-name="Text_20_body">&lt;iframe width="560" height="315" src="https://www.youtube.com/embed/I8GeA3anPdo?si=R4f9ElREGe8Xn4qr" frameborder="0" allowfullscreen&gt;&lt;/iframe&gt; </text:p>
      <text:list xml:id="list1737107544" text:style-name="L32">
        <text:list-item>
          <text:p text:style-name="P34">VIDEO SKIT – <text:span text:style-name="Emphasis">How’s the Weather</text:span></text:p>
        </text:list-item>
      </text:list>
      <text:p text:style-name="Text_20_body">&lt;iframe width="560" height="315" src="https://www.youtube.com/embed/gpBuaU5OPi8?si=YUXSCnQaN6RLzgcq" frameborder="0" allowfullscreen&gt;&lt;/iframe&gt; </text:p>
      <text:list xml:id="list2673004601" text:style-name="L33">
        <text:list-item>
          <text:p text:style-name="P35">VIDEO FILM – <text:span text:style-name="Emphasis">Magic Weather for Kids</text:span> – WATTS ENGLISH</text:p>
        </text:list-item>
      </text:list>
      <text:p text:style-name="Text_20_body">&lt;iframe width="560" height="315" src="https://www.youtube.com/embed/pd5kLz3jc4o?si=gj5ZvP1kV4kccER7" frameborder="0" allowfullscreen&gt;&lt;/iframe&gt; </text:p>
      <text:list xml:id="list3275917782" text:style-name="L34">
        <text:list-item>
          <text:p text:style-name="P36">VIDEO – <text:span text:style-name="Emphasis">Rain Rain Go Away</text:span> – Super Simple Songs</text:p>
        </text:list-item>
      </text:list>
      <text:p text:style-name="Text_20_body">&lt;iframe width="560" height="315" src="https://www.youtube.com/embed/c3v0rJqyCTM?si=07UxhHal_yXyjek-" frameborder="0" allowfullscreen&gt;&lt;/iframe&gt; </text:p>
      <text:list xml:id="list236899996" text:style-name="L35">
        <text:list-item>
          <text:p text:style-name="P37">VIDEO – <text:span text:style-name="Emphasis">Rain, Rain, Go Away</text:span></text:p>
        </text:list-item>
      </text:list>
      <text:p text:style-name="Text_20_body">&lt;iframe width="560" height="315" src="https://www.youtube.com/embed/KAYZo8a8AHg?si=y1zpsiK8UcMZB4Lh" frameborder="0" allowfullscreen&gt;&lt;/iframe&gt; </text:p>
      <text:list xml:id="list2337692359" text:style-name="L36">
        <text:list-item>
          <text:p text:style-name="P38">VIDEO – <text:span text:style-name="Emphasis">Rain Rain Go Away 2</text:span> – Super Simple Songs</text:p>
        </text:list-item>
      </text:list>
      <text:p text:style-name="Text_20_body">&lt;iframe width="560" height="315" src="https://www.youtube.com/embed/LFrKYjrIDs8?si=_-cNQWIWorqrC4XU" frameborder="0" allowfullscreen&gt;&lt;/iframe&gt; </text:p>
      <text:list xml:id="list1053165625" text:style-name="L37">
        <text:list-item>
          <text:p text:style-name="P39">VIDEO FILM – <text:span text:style-name="Emphasis">Partly Cloudy</text:span></text:p>
        </text:list-item>
      </text:list>
      <text:p text:style-name="Text_20_body">&lt;iframe width="560" height="315" src="https://www.youtube.com/embed/PfyJQEIsMt0?si=ppJFnPDjRoAaVOA_" frameborder="0" allowfullscreen&gt;&lt;/iframe&gt; </text:p>
      <text:list xml:id="list4198684519" text:style-name="L38">
        <text:list-item>
          <text:p text:style-name="P40">ONLINE GAME WORDWALL – WEATHER</text:p>
        </text:list-item>
      </text:list>
      <text:p text:style-name="Text_20_body">&lt;iframe style="max-width:100%" src="https://wordwall.net/embed/0d86e97d1d264023b65d07f200681c1b?themeId=1&amp;templateId=38&amp;fontStackId=0" width="500" height="380" frameborder="0" allowfullscreen&gt;&lt;/iframe&gt; </text:p>
      <text:list xml:id="list2748777242" text:style-name="L39">
        <text:list-item>
          <text:p text:style-name="P41">ONLINE GAME WORDWALL – WEATHER</text:p>
        </text:list-item>
      </text:list>
      <text:p text:style-name="Text_20_body"><text:soft-page-break/>&lt;iframe style="max-width:100%" src="https://wordwall.net/embed/17f93ebd3a064bdbb6091669ff5f7318?themeId=1&amp;templateId=38&amp;fontStackId=0" width="500" height="380" frameborder="0" allowfullscreen&gt;&lt;/iframe&gt; </text:p>
      <text:list xml:id="list2859501237" text:style-name="L40">
        <text:list-item>
          <text:p text:style-name="P42">ONLINE GAME WORDWALL – WEATHER</text:p>
        </text:list-item>
      </text:list>
      <text:p text:style-name="Text_20_body">&lt;iframe style="max-width:100%" src="https://wordwall.net/embed/89a170a27647484d8c98c94a5f04f9e7?themeId=1&amp;templateId=46&amp;fontStackId=0" width="500" height="380" frameborder="0" allowfullscreen&gt;&lt;/iframe&gt; </text:p>
      <text:list xml:id="list4054904486" text:style-name="L41">
        <text:list-item>
          <text:p text:style-name="P43">ONLINE GAME – <text:span text:style-name="Emphasis">ABCYA – Seasonal Shuffle</text:span><text:line-break/>🔗 <text:a xlink:type="simple" xlink:href="https://www.abcya.com/games/seasonal_shuffle" office:target-frame-name="_new" xlink:show="replace" text:style-name="Internet_20_link" text:visited-style-name="Visited_20_Internet_20_Link">ABCYA Seasonal Shuffle Game</text:a></text:p>
        </text:list-item>
      </text:list>
      <text:p text:style-name="Text_20_body"/>
      <text:p text:style-name="Text_20_body"/>
      <text:h text:style-name="Heading_20_3" text:outline-level="3"><text:span text:style-name="Strong_20_Emphasis">VISUAL 1 – UNIT 18 – WHAT CAN YOU DO?</text:span></text:h>
      <text:list xml:id="list779650116" text:style-name="L42">
        <text:list-item>
          <text:p text:style-name="P44"><text:span text:style-name="Strong_20_Emphasis">VIDEO SONG</text:span> – <text:span text:style-name="Emphasis">Yes, I Can!</text:span> – Super Simple Songs</text:p>
        </text:list-item>
      </text:list>
      <text:p text:style-name="Text_20_body">&lt;iframe width="560" height="315" src="https://www.youtube.com/embed/_Ir0Mc6Qilo?si=yZbOkz3BttYRJpW3" frameborder="0" allowfullscreen&gt;&lt;/iframe&gt; </text:p>
      <text:list xml:id="list979938405" text:style-name="L43">
        <text:list-item>
          <text:p text:style-name="P45"><text:span text:style-name="Strong_20_Emphasis">VIDEO FILM</text:span> – <text:span text:style-name="Emphasis">I CAN: dream, fly, swim, jump</text:span> – WATTS ENGLISH</text:p>
        </text:list-item>
      </text:list>
      <text:p text:style-name="Text_20_body">&lt;iframe width="560" height="315" src="https://www.youtube.com/embed/opyc2bvtBpo?si=xamI9uQjs__zjY9r" frameborder="0" allowfullscreen&gt;&lt;/iframe&gt; </text:p>
      <text:list xml:id="list1030361969" text:style-name="L44">
        <text:list-item>
          <text:p text:style-name="P46"><text:span text:style-name="Strong_20_Emphasis">VIDEO</text:span> – <text:span text:style-name="Emphasis">What can you do?</text:span> – MAPLE LEAF</text:p>
        </text:list-item>
      </text:list>
      <text:p text:style-name="Text_20_body">&lt;iframe width="560" height="315" src="https://www.youtube.com/embed/qI7nYvVXudo?si=gwb6myCqDcEnnVxp" frameborder="0" allowfullscreen&gt;&lt;/iframe&gt; </text:p>
      <text:list xml:id="list2250587453" text:style-name="L45">
        <text:list-item>
          <text:p text:style-name="P47"><text:span text:style-name="Strong_20_Emphasis">VIDEO SKIT</text:span> – <text:span text:style-name="Emphasis">Can / Can't</text:span> – MAPLE LEAF</text:p>
        </text:list-item>
      </text:list>
      <text:p text:style-name="Text_20_body">&lt;iframe width="560" height="315" src="https://www.youtube.com/embed/hA3ClzoslBo?si=sZCd8KQjwMdLOsiH" frameborder="0" allowfullscreen&gt;&lt;/iframe&gt; </text:p>
      <text:list xml:id="list4188774431" text:style-name="L46">
        <text:list-item>
          <text:p text:style-name="P48"><text:span text:style-name="Strong_20_Emphasis">VIDEO SONG</text:span> – <text:span text:style-name="Emphasis">What can you do?</text:span></text:p>
        </text:list-item>
      </text:list>
      <text:p text:style-name="Text_20_body">&lt;iframe width="560" height="315" src="https://www.youtube.com/embed/radrRGGe-J0?si=CO0bXstO0-wqYbfA" frameborder="0" allowfullscreen&gt;&lt;/iframe&gt; </text:p>
      <text:list xml:id="list789184347" text:style-name="L47">
        <text:list-item>
          <text:p text:style-name="P49"><text:span text:style-name="Strong_20_Emphasis">VIDEO SONG</text:span> – <text:span text:style-name="Emphasis">I Can</text:span> – The Singing Walrus</text:p>
        </text:list-item>
      </text:list>
      <text:p text:style-name="Text_20_body">&lt;iframe width="560" height="315" src="https://www.youtube.com/embed/hft6uJQIF4g?si=YNeeUx4o98FdScCM" frameborder="0" allowfullscreen&gt;&lt;/iframe&gt; </text:p>
      <text:list xml:id="list2932525618" text:style-name="L48">
        <text:list-item>
          <text:p text:style-name="P50"><text:span text:style-name="Strong_20_Emphasis">VIDEO SONG</text:span> – <text:span text:style-name="Emphasis">Animals: Fish Can Swim, Birds Can Fly</text:span></text:p>
        </text:list-item>
      </text:list>
      <text:p text:style-name="Text_20_body">&lt;iframe width="560" height="315" src="https://www.youtube.com/embed/e6J63bCyuwU?si=5gjTFw10ZDc70ZnW" frameborder="0" allowfullscreen&gt;&lt;/iframe&gt; </text:p>
      <text:list xml:id="list940604132" text:style-name="L49">
        <text:list-item>
          <text:p text:style-name="P51"><text:span text:style-name="Strong_20_Emphasis">ONLINE GAME WORDWALL</text:span> – What Can You Do?</text:p>
        </text:list-item>
      </text:list>
      <text:p text:style-name="Text_20_body"><text:soft-page-break/>&lt;iframe style="max-width:100%" src="https://wordwall.net/embed/e4a93912a9784dc6b9171a1c54272864?themeId=1&amp;templateId=5&amp;fontStackId=0" width="500" height="380" frameborder="0" allowfullscreen&gt;&lt;/iframe&gt; </text:p>
      <text:list xml:id="list2539991324" text:style-name="L50">
        <text:list-item>
          <text:p text:style-name="P52"><text:span text:style-name="Strong_20_Emphasis">ONLINE GAME WORDWALL</text:span> – What Can You Do?</text:p>
        </text:list-item>
      </text:list>
      <text:p text:style-name="Text_20_body">&lt;iframe style="max-width:100%" src="https://wordwall.net/embed/b712584d5def413aa86cbdcfa8c222dd?themeId=1&amp;templateId=3&amp;fontStackId=0" width="500" height="380" frameborder="0" allowfullscreen&gt;&lt;/iframe&gt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7T00:06:51.637000000</meta:creation-date>
    <dc:date>2025-05-17T00:25:28.181000000</dc:date>
    <meta:editing-duration>PT8M26S</meta:editing-duration>
    <meta:editing-cycles>1</meta:editing-cycles>
    <meta:document-statistic meta:table-count="0" meta:image-count="0" meta:object-count="0" meta:page-count="14" meta:paragraph-count="287" meta:word-count="2059" meta:character-count="27315" meta:non-whitespace-character-count="25269"/>
    <meta:generator>LibreOffice/7.3.2.2$Windows_X86_64 LibreOffice_project/49f2b1bff42cfccbd8f788c8dc32c1c309559be0</meta:generator>
  </office:meta>
</office:document-meta>
</file>